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Pokładam w Panu </text:span><text:span text:style-name="T1">ufność mą</text:span><text:span text:style-name="T1"><text:line-break/></text:span><text:span text:style-name="T1">Zawsze ufam </text:span><text:span text:style-name="T1">Jego słow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Z głębokości</text:span><text:span text:style-name="T1"><text:line-break/></text:span><text:span text:style-name="T1">wznoszę </text:span><text:span text:style-name="T1">głos do Ciebie</text:span><text:span text:style-name="T1"><text:line-break/></text:span><text:span text:style-name="T1">Racz wysłuchać </text:span><text:span text:style-name="T1">Panie</text:span><text:span text:style-name="T1"><text:line-break/></text:span><text:span text:style-name="T1">prośby mej</text:span><text:span text:style-name="T1"><text:line-break/></text:span><text:span text:style-name="T1">Nachyl ku mnie</text:span><text:span text:style-name="T1"><text:line-break/></text:span><text:span text:style-name="T1">ucho swe łaskawie</text:span><text:span text:style-name="T1"><text:line-break/></text:span><text:span text:style-name="T1">Usłysz modły i błagani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okładam w Panu </text:span><text:span text:style-name="T1">ufność mą</text:span><text:span text:style-name="T1"><text:line-break/></text:span><text:span text:style-name="T1">Zawsze ufam </text:span><text:span text:style-name="T1">Jego słow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Jeżeli grzechów</text:span><text:span text:style-name="T1"><text:line-break/></text:span><text:span text:style-name="T1">nie zapomnisz Panie</text:span><text:span text:style-name="T1"><text:line-break/></text:span><text:span text:style-name="T1">Któż </text:span><text:span text:style-name="T1">przed gniewem Twym</text:span><text:span text:style-name="T1"><text:line-break/></text:span><text:span text:style-name="T1">ostoi się</text:span><text:span text:style-name="T1"><text:line-break/></text:span><text:span text:style-name="T1">Lecz ufamy,</text:span><text:span text:style-name="T1"><text:line-break/></text:span><text:span text:style-name="T1">że przebaczysz winy</text:span><text:span text:style-name="T1"><text:line-break/></text:span><text:span text:style-name="T1">Byśmy kornie Ci służyl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okładam w Panu </text:span><text:span text:style-name="T1">ufność mą</text:span><text:span text:style-name="T1"><text:line-break/></text:span><text:span text:style-name="T1">Zawsze ufam </text:span><text:span text:style-name="T1">Jego słow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3. Całą ufność mą</text:span><text:span text:style-name="T1"><text:line-break/></text:span><text:span text:style-name="T1">pokładam w Panu</text:span><text:span text:style-name="T1"><text:line-break/></text:span><text:span text:style-name="T1">Dusza moja </text:span><text:span text:style-name="T1">ufa Jego Słowu</text:span><text:span text:style-name="T1"><text:line-break/></text:span><text:span text:style-name="T1">Tęskniej czeka</text:span><text:span text:style-name="T1"><text:line-break/></text:span><text:span text:style-name="T1">dusza moja Pana</text:span><text:span text:style-name="T1"><text:line-break/></text:span><text:span text:style-name="T1">Niż jutrzenki nocne straż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ęskniej niż</text:span><text:span text:style-name="T1"><text:line-break/></text:span><text:span text:style-name="T1">jutrzenki nocne straże</text:span><text:span text:style-name="T1"><text:line-break/></text:span><text:span text:style-name="T1">Niechaj Pana czeka</text:span><text:span text:style-name="T1"><text:line-break/></text:span><text:span text:style-name="T1">boży lud</text:span><text:span text:style-name="T1"><text:line-break/></text:span><text:span text:style-name="T1">Bo u Pana</text:span><text:span text:style-name="T1"><text:line-break/></text:span><text:span text:style-name="T1">znajdzie zmiłowanie</text:span><text:span text:style-name="T1"><text:line-break/></text:span><text:span text:style-name="T1">i obfite odkupien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okładam w Panu </text:span><text:span text:style-name="T1">ufność mą</text:span><text:span text:style-name="T1"><text:line-break/></text:span><text:span text:style-name="T1">Zawsze ufam </text:span><text:span text:style-name="T1">Jego słow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7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7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7T16:48:14</meta:creation-date>
    <dc:creator>Rafał Talacha</dc:creator>
    <dc:date>2009-01-27T14:53:06</dc:date>
    <dc:language>pl-PL</dc:language>
    <meta:editing-cycles>3</meta:editing-cycles>
    <meta:editing-duration>PT4M13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